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Default" office:value-type="string">
            <text:p>[field3.id]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22:36</dc:date>
    <dc:creator>romain </dc:creator>
    <meta:editing-duration>PT7H11M39S</meta:editing-duration>
    <meta:editing-cycles>81</meta:editing-cycles>
    <meta:document-statistic meta:table-count="3" meta:cell-count="32" meta:object-count="0"/>
  </office:meta>
</office:document-meta>
</file>